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Fonteparág.padrão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margin-bottom="0in"/>
    </style:style>
    <style:style style:name="T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 fo:margin-bottom="0in"/>
    </style:style>
    <style:style style:name="T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justify" fo:margin-bottom="0in"/>
    </style:style>
    <style:style style:name="T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" style:parent-style-name="Standard" style:family="paragraph">
      <style:paragraph-properties fo:text-align="justify" fo:margin-bottom="0in"/>
    </style:style>
    <style:style style:name="T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6" style:parent-style-name="Standard" style:family="paragraph">
      <style:paragraph-properties fo:text-align="justify" fo:margin-bottom="0in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1.0562in" style:use-optimal-column-width="false"/>
    </style:style>
    <style:style style:name="TableColumn19" style:family="table-column">
      <style:table-column-properties style:column-width="1.0166in" style:use-optimal-column-width="false"/>
    </style:style>
    <style:style style:name="TableColumn20" style:family="table-column">
      <style:table-column-properties style:column-width="0.9611in" style:use-optimal-column-width="false"/>
    </style:style>
    <style:style style:name="TableColumn21" style:family="table-column">
      <style:table-column-properties style:column-width="4.15in" style:use-optimal-column-width="false"/>
    </style:style>
    <style:style style:name="Table17" style:family="table">
      <style:table-properties style:width="7.184in" fo:margin-left="-0.4958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2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fo:background-color="#FFFFFF" fo:padding-top="0in" fo:padding-left="0.0715in" fo:padding-bottom="0in" fo:padding-right="0.075in"/>
    </style:style>
    <style:style style:name="P28" style:parent-style-name="Standard" style:family="paragraph">
      <style:paragraph-properties fo:text-align="center" fo:margin-bottom="0in"/>
    </style:style>
    <style:style style:name="T2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0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3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3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6" style:family="table-cell">
      <style:table-cell-properties fo:border="0.0069in solid #00000A" fo:background-color="#FFFFFF" fo:padding-top="0in" fo:padding-left="0.071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3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2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4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6" style:family="table-cell">
      <style:table-cell-properties fo:border="0.0069in solid #00000A" fo:background-color="#FFFFFF" fo:padding-top="0in" fo:padding-left="0.071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RELATÓRIO DE DEFEITOS</text:span></text:p>
      <text:p text:style-name="P3"/>
      <text:p text:style-name="P4"><text:span text:style-name="T5">Revisor ID: Afonso Tessari Data:</text:span><text:span text:style-name="T6"><text:s/>25</text:span><text:span text:style-name="T7">/02</text:span><text:span text:style-name="T8">/15</text:span></text:p>
      <text:p text:style-name="P9"><text:span text:style-name="T10">Página 1 de 1</text:span></text:p>
      <text:p text:style-name="P11"><text:span text:style-name="T12">Nome do</text:span><text:span text:style-name="T13"><text:s/>documento: HemoSystem (ciclo 1)</text:span></text:p>
      <text:p text:style-name="P14"><text:span text:style-name="T15">Início:16:10 <text:s text:c="5"/>Término:16:30</text:span>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4">
            <text:p text:style-name="P24"><text:span text:style-name="T25">Defeitos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<text:span text:style-name="T29">#Defeito</text:span></text:p>
          </table:table-cell>
          <table:table-cell table:style-name="TableCell30">
            <text:p text:style-name="P31"><text:span text:style-name="T32">DS</text:span></text:p>
          </table:table-cell>
          <table:table-cell table:style-name="TableCell33">
            <text:p text:style-name="P34"><text:span text:style-name="T35">Classe</text:span></text:p>
          </table:table-cell>
          <table:table-cell table:style-name="TableCell36">
            <text:p text:style-name="P37"><text:span text:style-name="T38">Descrição</text:span>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Standard"/>
      <text:p text:style-name="Standard"><text:span text:style-name="T48">O esquema de ba</text:span><text:span text:style-name="T49">nco de dados (ciclo 1)<text:s/></text:span><text:span text:style-name="T50">não tem er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 tuma</meta:initial-creator>
    <dc:creator>Afonso</dc:creator>
    <meta:creation-date>2015-01-18T22:32:00Z</meta:creation-date>
    <dc:date>2015-02-28T17:38:00Z</dc:date>
    <meta:template xlink:href="Normal" xlink:type="simple"/>
    <meta:editing-cycles>1</meta:editing-cycles>
    <meta:editing-duration>PT2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39" meta:character-count="250" meta:row-count="1" meta:non-whitespace-character-count="212"/>
  </office:meta>
</office:document-meta>
</file>